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41.79mm"/>
    </style:style>
    <style:style style:name="co4" style:family="table-column">
      <style:table-column-properties fo:break-before="auto" style:column-width="40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cc6"/>
    </style:style>
    <style:style style:name="ce2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fedcc6"/>
    </style:style>
    <style:style style:name="ce6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B2]/[.B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[.B3]/[.B2]" office:value-type="float" office:value="5.66666666666667" calcext:value-type="float">
            <text:p>5.66666666666667</text:p>
          </table:table-cell>
          <table:table-cell table:formula="of:=[.C3]-[.C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table:formula="of:=[.B4]/[.B3]" office:value-type="float" office:value="5.8" calcext:value-type="float">
            <text:p>5.8</text:p>
          </table:table-cell>
          <table:table-cell table:formula="of:=[.C4]-[.C3]" office:value-type="float" office:value="0.133333333333333" calcext:value-type="float">
            <text:p>0.133333333333333</text:p>
          </table:table-cell>
          <table:table-cell table:formula="of:=[.D4]/[.D3]" office:value-type="float" office:value="0.199999999999999" calcext:value-type="float">
            <text:p>0.199999999999999</text:p>
          </table:table-cell>
          <table:table-cell table:style-name="ce6" table:formula="of:=1/[.E4]" office:value-type="float" office:value="5.00000000000002" calcext:value-type="float">
            <text:p>5.0000000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1" calcext:value-type="float">
            <text:p>2871</text:p>
          </table:table-cell>
          <table:table-cell table:formula="of:=[.B5]/[.B4]" office:value-type="float" office:value="5.82352941176471" calcext:value-type="float">
            <text:p>5.82352941176471</text:p>
          </table:table-cell>
          <table:table-cell table:formula="of:=[.C5]-[.C4]" office:value-type="float" office:value="0.0235294117647058" calcext:value-type="float">
            <text:p>0.023529411764706</text:p>
          </table:table-cell>
          <table:table-cell table:formula="of:=[.D5]/[.D4]" office:value-type="float" office:value="0.176470588235294" calcext:value-type="float">
            <text:p>0.176470588235294</text:p>
          </table:table-cell>
          <table:table-cell table:style-name="ce6" table:formula="of:=1/[.E5]"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31" calcext:value-type="float">
            <text:p>16731</text:p>
          </table:table-cell>
          <table:table-cell table:formula="of:=[.B6]/[.B5]" office:value-type="float" office:value="5.82758620689655" calcext:value-type="float">
            <text:p>5.82758620689655</text:p>
          </table:table-cell>
          <table:table-cell table:formula="of:=[.C6]-[.C5]" office:value-type="float" office:value="0.00405679513184598" calcext:value-type="float">
            <text:p>0.004056795131846</text:p>
          </table:table-cell>
          <table:table-cell table:formula="of:=[.D6]/[.D5]" office:value-type="float" office:value="0.172413793103455" calcext:value-type="float">
            <text:p>0.172413793103455</text:p>
          </table:table-cell>
          <table:table-cell table:style-name="ce6" table:formula="of:=1/[.E6]" office:value-type="float" office:value="5.79999999999978" calcext:value-type="float">
            <text:p>5.79999999999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513" calcext:value-type="float">
            <text:p>97513</text:p>
          </table:table-cell>
          <table:table-cell table:formula="of:=[.B7]/[.B6]" office:value-type="float" office:value="5.82828282828283" calcext:value-type="float">
            <text:p>5.82828282828283</text:p>
          </table:table-cell>
          <table:table-cell table:formula="of:=[.C7]-[.C6]" office:value-type="float" office:value="0.000696621386276242" calcext:value-type="float">
            <text:p>0.000696621386276</text:p>
          </table:table-cell>
          <table:table-cell table:formula="of:=[.D7]/[.D6]" office:value-type="float" office:value="0.171717171717088" calcext:value-type="float">
            <text:p>0.171717171717088</text:p>
          </table:table-cell>
          <table:table-cell table:style-name="ce6" table:formula="of:=1/[.E7]" office:value-type="float" office:value="5.82352941176756" calcext:value-type="float">
            <text:p>5.82352941176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8345" calcext:value-type="float">
            <text:p>568345</text:p>
          </table:table-cell>
          <table:table-cell table:formula="of:=[.B8]/[.B7]" office:value-type="float" office:value="5.82840236686391" calcext:value-type="float">
            <text:p>5.82840236686391</text:p>
          </table:table-cell>
          <table:table-cell table:formula="of:=[.C8]-[.C7]" office:value-type="float" office:value="0.000119538581077272" calcext:value-type="float">
            <text:p>0.000119538581077</text:p>
          </table:table-cell>
          <table:table-cell table:formula="of:=[.D8]/[.D7]" office:value-type="float" office:value="0.171597633136502" calcext:value-type="float">
            <text:p>0.171597633136502</text:p>
          </table:table-cell>
          <table:table-cell table:style-name="ce6" table:formula="of:=1/[.E8]" office:value-type="float" office:value="5.82758620688272" calcext:value-type="float">
            <text:p>5.82758620688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2555" calcext:value-type="float">
            <text:p>3312555</text:p>
          </table:table-cell>
          <table:table-cell table:formula="of:=[.B9]/[.B8]" office:value-type="float" office:value="5.82842287694974" calcext:value-type="float">
            <text:p>5.82842287694974</text:p>
          </table:table-cell>
          <table:table-cell table:formula="of:=[.C9]-[.C8]" office:value-type="float" office:value="0.0000205100858350349" calcext:value-type="float">
            <text:p>2.05100858350349E-05</text:p>
          </table:table-cell>
          <table:table-cell table:formula="of:=[.D9]/[.D8]" office:value-type="float" office:value="0.171577123052655" calcext:value-type="float">
            <text:p>0.171577123052655</text:p>
          </table:table-cell>
          <table:table-cell table:style-name="ce6" table:formula="of:=1/[.E9]" office:value-type="float" office:value="5.82828282820147" calcext:value-type="float">
            <text:p>5.82828282820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06983" calcext:value-type="float">
            <text:p>19306983</text:p>
          </table:table-cell>
          <table:table-cell table:formula="of:=[.B10]/[.B9]" office:value-type="float" office:value="5.82842639593909" calcext:value-type="float">
            <text:p>5.82842639593909</text:p>
          </table:table-cell>
          <table:table-cell table:formula="of:=[.C10]-[.C9]" office:value-type="float" office:value="0.0000035189893461407" calcext:value-type="float">
            <text:p>3.5189893461407E-06</text:p>
          </table:table-cell>
          <table:table-cell table:formula="of:=[.D10]/[.D9]" office:value-type="float" office:value="0.171573604052385" calcext:value-type="float">
            <text:p>0.171573604052385</text:p>
          </table:table-cell>
          <table:table-cell table:style-name="ce6" table:formula="of:=1/[.E10]" office:value-type="float" office:value="5.82840236715364" calcext:value-type="float">
            <text:p>5.82840236715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[.B10]*[.C11]" office:value-type="float" office:value="112529341" calcext:value-type="float">
            <text:p>112529341</text:p>
          </table:table-cell>
          <table:table-cell table:style-name="ce5" table:formula="of:=[.C10]+[.D11]" office:value-type="float" office:value="5.82842699970265" calcext:value-type="float">
            <text:p>5.82842699970265</text:p>
          </table:table-cell>
          <table:table-cell table:style-name="ce5" table:formula="of:=[.D10] /[.F11]" office:value-type="float" office:value="0.000000603763560126576" calcext:value-type="float">
            <text:p>6.03763560126576E-07</text:p>
          </table:table-cell>
          <table:table-cell table:style-name="ce5" table:formula="of:= 1/[.F11]" office:value-type="float" office:value="0.171573000295874" calcext:value-type="float">
            <text:p>0.171573000295874</text:p>
          </table:table-cell>
          <table:table-cell table:style-name="ce5" office:value-type="float" office:value="5.828422877" calcext:value-type="float">
            <text:p>5.8284228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[.B11]*[.C12]" office:value-type="float" office:value="655869061" calcext:value-type="float">
            <text:p>655869061</text:p>
          </table:table-cell>
          <table:table-cell table:style-name="ce5" table:formula="of:=[.C11]+[.D12]" office:value-type="float" office:value="5.82842710329211" calcext:value-type="float">
            <text:p>5.82842710329211</text:p>
          </table:table-cell>
          <table:table-cell table:style-name="ce5" table:formula="of:=[.D11] /[.F12]" office:value-type="float" office:value="0.000000103589462936503" calcext:value-type="float">
            <text:p>1.03589462936503E-07</text:p>
          </table:table-cell>
          <table:table-cell table:style-name="ce5" table:formula="of:= 1/[.F12]" office:value-type="float" office:value="0.171572896706097" calcext:value-type="float">
            <text:p>0.171572896706097</text:p>
          </table:table-cell>
          <table:table-cell table:style-name="ce5" table:formula="of:=5.828426396" office:value-type="float" office:value="5.828426396" calcext:value-type="float">
            <text:p>5.828426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[.B12]*[.C13]" office:value-type="float" office:value="3822685023" calcext:value-type="float">
            <text:p>3822685023</text:p>
          </table:table-cell>
          <table:table-cell table:style-name="ce5" table:formula="of:=[.C12]+[.D13]" office:value-type="float" office:value="5.82842712106525" calcext:value-type="float">
            <text:p>5.82842712106525</text:p>
          </table:table-cell>
          <table:table-cell table:style-name="ce5" table:formula="of:=[.D12] /[.F13]" office:value-type="float" office:value="0.0000000177731423824134" calcext:value-type="float">
            <text:p>1.77731423824134E-08</text:p>
          </table:table-cell>
          <table:table-cell table:style-name="ce5" table:formula="of:= 1/[.F13]" office:value-type="float" office:value="0.171572878925995" calcext:value-type="float">
            <text:p>0.171572878925995</text:p>
          </table:table-cell>
          <table:table-cell office:value-type="float" office:value="5.828427" calcext:value-type="float">
            <text:p>5.828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[.B13]*[.C14]" office:value-type="float" office:value="22280241075" calcext:value-type="float">
            <text:p>22280241075</text:p>
          </table:table-cell>
          <table:table-cell table:style-name="ce5" table:formula="of:=[.C13]+[.D14]" office:value-type="float" office:value="5.82842712411464" calcext:value-type="float">
            <text:p>5.82842712411464</text:p>
          </table:table-cell>
          <table:table-cell table:style-name="ce5" table:formula="of:=[.D13] /[.F14]" office:value-type="float" office:value="0.00000000304938915222346" calcext:value-type="float">
            <text:p>3.04938915222346E-09</text:p>
          </table:table-cell>
          <table:table-cell table:style-name="ce5" table:formula="of:= 1/[.F14]" office:value-type="float" office:value="0.171572875893958" calcext:value-type="float">
            <text:p>0.171572875893958</text:p>
          </table:table-cell>
          <table:table-cell office:value-type="float" office:value="5.828427103" calcext:value-type="float">
            <text:p>5.828427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[.B14]*[.C15]" office:value-type="float" office:value="129858761425" calcext:value-type="float">
            <text:p>129858761425</text:p>
          </table:table-cell>
          <table:table-cell table:style-name="ce5" table:formula="of:=[.C14]+[.D15]" office:value-type="float" office:value="5.82842712463783" calcext:value-type="float">
            <text:p>5.82842712463783</text:p>
          </table:table-cell>
          <table:table-cell table:style-name="ce5" table:formula="of:=[.D14] /[.F15]" office:value-type="float" office:value="0.000000000523192464951036" calcext:value-type="float">
            <text:p>5.23192464951036E-10</text:p>
          </table:table-cell>
          <table:table-cell table:style-name="ce5" table:formula="of:= 1/[.F15]" office:value-type="float" office:value="0.171572875364087" calcext:value-type="float">
            <text:p>0.171572875364087</text:p>
          </table:table-cell>
          <table:table-cell office:value-type="float" office:value="5.828427121" calcext:value-type="float">
            <text:p>5.828427121</text:p>
          </table:table-cell>
        </table:table-row>
        <table:table-row table:style-name="ro1">
          <table:table-cell/>
          <table:table-cell table:style-name="ce5" table:formula="of:=[.B15]*[.C16]" office:value-type="float" office:value="756872327473" calcext:value-type="float">
            <text:p>756872327473</text:p>
          </table:table-cell>
          <table:table-cell table:style-name="ce5" table:formula="of:=[.C15]+[.D16]" office:value-type="float" office:value="5.8284271247276" calcext:value-type="float">
            <text:p>5.8284271247276</text:p>
          </table:table-cell>
          <table:table-cell table:style-name="ce5" table:formula="of:=[.D15] /[.F16]" office:value-type="float" office:value="0.0000000000897656355342698" calcext:value-type="float">
            <text:p>8.97656355342698E-11</text:p>
          </table:table-cell>
          <table:table-cell table:style-name="ce5" table:formula="of:= 1/[.F16]" office:value-type="float" office:value="0.171572875275776" calcext:value-type="float">
            <text:p>0.171572875275776</text:p>
          </table:table-cell>
          <table:table-cell office:value-type="float" office:value="5.828427124" calcext:value-type="float">
            <text:p>5.828427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-00-00</text:date>, <text:time style:data-style-name="N2" text:time-value="09:52:44.07925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09:52:47.506852735</meta:creation-date>
    <meta:editing-duration>PT27S</meta:editing-duration>
    <meta:editing-cycles>2</meta:editing-cycles>
    <meta:generator>LibreOffice/6.0.7.3$Linux_X86_64 LibreOffice_project/00m0$Build-3</meta:generator>
    <dc:date>2020-10-31T09:53:11.637054000</dc:date>
    <meta:document-statistic meta:table-count="1" meta:cell-count="86" meta:object-count="0"/>
  </office:meta>
</office:document-meta>
</file>